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13428c"/>
    </style:style>
    <style:style style:name="P2" style:family="paragraph" style:parent-style-name="Standard">
      <style:paragraph-properties fo:text-align="center" style:justify-single-word="false"/>
      <style:text-properties fo:color="#c9211e" style:font-name="Arial" fo:font-size="14pt" fo:font-weight="bold" officeooo:rsid="0013428c" officeooo:paragraph-rsid="0013428c" style:font-size-asian="14pt" style:font-weight-asian="bold" style:font-size-complex="14pt" style:font-weight-complex="bold"/>
    </style:style>
    <style:style style:name="P3" style:family="paragraph" style:parent-style-name="Standard">
      <style:text-properties style:font-name="Arial" officeooo:rsid="001559af" officeooo:paragraph-rsid="001559af"/>
    </style:style>
    <style:style style:name="P4" style:family="paragraph" style:parent-style-name="Standard">
      <style:text-properties style:font-name="Arial" officeooo:rsid="001559af" officeooo:paragraph-rsid="001663ac"/>
    </style:style>
    <style:style style:name="P5" style:family="paragraph" style:parent-style-name="Standard">
      <style:text-properties style:font-name="Arial" officeooo:rsid="001559af" officeooo:paragraph-rsid="001f70bb"/>
    </style:style>
    <style:style style:name="P6" style:family="paragraph" style:parent-style-name="Standard">
      <style:text-properties style:font-name="Arial" officeooo:rsid="001a834e" officeooo:paragraph-rsid="001a834e"/>
    </style:style>
    <style:style style:name="P7" style:family="paragraph" style:parent-style-name="Standard">
      <style:text-properties style:font-name="Arial" officeooo:rsid="001e0231" officeooo:paragraph-rsid="001e0231"/>
    </style:style>
    <style:style style:name="P8" style:family="paragraph" style:parent-style-name="Standard">
      <style:text-properties style:font-name="Arial" officeooo:rsid="001ee036" officeooo:paragraph-rsid="001ee036"/>
    </style:style>
    <style:style style:name="P9" style:family="paragraph" style:parent-style-name="Standard">
      <style:text-properties style:font-name="Arial" officeooo:rsid="002835b2" officeooo:paragraph-rsid="002835b2"/>
    </style:style>
    <style:style style:name="P10" style:family="paragraph" style:parent-style-name="Standard">
      <style:text-properties style:font-name="Arial" officeooo:rsid="002b2c10" officeooo:paragraph-rsid="001ee036"/>
    </style:style>
    <style:style style:name="P11" style:family="paragraph" style:parent-style-name="Standard">
      <style:text-properties style:font-name="Arial" officeooo:rsid="00309c35" officeooo:paragraph-rsid="00309c35"/>
    </style:style>
    <style:style style:name="P12" style:family="paragraph" style:parent-style-name="Standard">
      <style:text-properties fo:color="#2a6099" style:font-name="Arial" fo:font-size="13pt" fo:font-weight="bold" officeooo:rsid="001559af" officeooo:paragraph-rsid="001559af" style:font-size-asian="13pt" style:font-weight-asian="bold" style:font-size-complex="13pt" style:font-weight-complex="bold"/>
    </style:style>
    <style:style style:name="P13" style:family="paragraph" style:parent-style-name="Standard">
      <style:text-properties fo:color="#2a6099" style:font-name="Arial" fo:font-size="14pt" fo:font-style="normal" style:text-underline-style="solid" style:text-underline-width="auto" style:text-underline-color="font-color" fo:font-weight="bold" officeooo:rsid="001559af" officeooo:paragraph-rsid="001559af" style:font-size-asian="14pt" style:font-style-asian="normal" style:font-weight-asian="bold" style:font-size-complex="14pt" style:font-style-complex="normal" style:font-weight-complex="bold"/>
    </style:style>
    <style:style style:name="P14" style:family="paragraph" style:parent-style-name="Standard">
      <style:text-properties fo:color="#000000" style:font-name="Arial" fo:font-size="12pt" fo:font-weight="normal" officeooo:rsid="00236c17" officeooo:paragraph-rsid="00236c17" style:font-size-asian="12pt" style:font-weight-asian="normal" style:font-size-complex="12pt" style:font-weight-complex="normal"/>
    </style:style>
    <style:style style:name="P15" style:family="paragraph" style:parent-style-name="Standard">
      <style:text-properties fo:color="#000000" style:font-name="Arial" fo:font-size="12pt" fo:font-weight="normal" officeooo:rsid="00236c17" officeooo:paragraph-rsid="002578a6" style:font-size-asian="12pt" style:font-weight-asian="normal" style:font-size-complex="12pt" style:font-weight-complex="normal"/>
    </style:style>
    <style:style style:name="P16" style:family="paragraph" style:parent-style-name="Standard">
      <style:text-properties fo:color="#000000" style:font-name="Arial" fo:font-size="12pt" fo:font-weight="normal" officeooo:paragraph-rsid="002578a6"/>
    </style:style>
    <style:style style:name="P17" style:family="paragraph" style:parent-style-name="Standard">
      <style:text-properties officeooo:paragraph-rsid="001f70bb"/>
    </style:style>
    <style:style style:name="P18" style:family="paragraph" style:parent-style-name="Standard">
      <style:text-properties officeooo:rsid="002237f8" officeooo:paragraph-rsid="002237f8"/>
    </style:style>
    <style:style style:name="T1" style:family="text">
      <style:text-properties fo:color="#2a6099" style:font-name="Arial" fo:font-size="13pt" fo:font-weight="bold" officeooo:rsid="001559af" style:font-size-asian="13pt" style:font-weight-asian="bold" style:font-size-complex="13pt" style:font-weight-complex="bold"/>
    </style:style>
    <style:style style:name="T2" style:family="text">
      <style:text-properties fo:color="#2a6099" fo:font-size="13pt" fo:font-weight="bold" style:font-size-asian="13pt" style:font-weight-asian="bold" style:font-size-complex="13pt" style:font-weight-complex="bold"/>
    </style:style>
    <style:style style:name="T3" style:family="text">
      <style:text-properties officeooo:rsid="0015ce52"/>
    </style:style>
    <style:style style:name="T4" style:family="text">
      <style:text-properties officeooo:rsid="001663ac"/>
    </style:style>
    <style:style style:name="T5" style:family="text">
      <style:text-properties style:text-position="super 58%" officeooo:rsid="001663ac"/>
    </style:style>
    <style:style style:name="T6" style:family="text">
      <style:text-properties style:text-position="0% 100%" officeooo:rsid="001663ac"/>
    </style:style>
    <style:style style:name="T7" style:family="text">
      <style:text-properties style:text-position="0% 100%" officeooo:rsid="00192dd9"/>
    </style:style>
    <style:style style:name="T8" style:family="text">
      <style:text-properties officeooo:rsid="0018c105"/>
    </style:style>
    <style:style style:name="T9" style:family="text">
      <style:text-properties officeooo:rsid="001a834e"/>
    </style:style>
    <style:style style:name="T10" style:family="text">
      <style:text-properties officeooo:rsid="001de074"/>
    </style:style>
    <style:style style:name="T11" style:family="text">
      <style:text-properties officeooo:rsid="001e1843"/>
    </style:style>
    <style:style style:name="T12" style:family="text">
      <style:text-properties style:font-name="Arial"/>
    </style:style>
    <style:style style:name="T13" style:family="text">
      <style:text-properties style:font-name="Arial" officeooo:rsid="001559af"/>
    </style:style>
    <style:style style:name="T14" style:family="text">
      <style:text-properties style:font-name="Arial" officeooo:rsid="001f70bb"/>
    </style:style>
    <style:style style:name="T15" style:family="text">
      <style:text-properties style:font-name="Arial" officeooo:rsid="0021c9a4"/>
    </style:style>
    <style:style style:name="T16" style:family="text">
      <style:text-properties style:font-name="Arial" officeooo:rsid="001a834e"/>
    </style:style>
    <style:style style:name="T17" style:family="text">
      <style:text-properties officeooo:rsid="0024f259"/>
    </style:style>
    <style:style style:name="T18" style:family="text">
      <style:text-properties officeooo:rsid="00236c17" style:font-size-asian="12pt" style:font-weight-asian="normal" style:font-size-complex="12pt" style:font-weight-complex="normal"/>
    </style:style>
    <style:style style:name="T19" style:family="text">
      <style:text-properties officeooo:rsid="002578a6" style:font-size-asian="12pt" style:font-weight-asian="normal" style:font-size-complex="12pt" style:font-weight-complex="normal"/>
    </style:style>
    <style:style style:name="T20" style:family="text">
      <style:text-properties officeooo:rsid="0025efca" style:font-size-asian="12pt" style:font-weight-asian="normal" style:font-size-complex="12pt" style:font-weight-complex="normal"/>
    </style:style>
    <style:style style:name="T21" style:family="text">
      <style:text-properties officeooo:rsid="00265b09" style:font-size-asian="12pt" style:font-weight-asian="normal" style:font-size-complex="12pt" style:font-weight-complex="normal"/>
    </style:style>
    <style:style style:name="T22" style:family="text">
      <style:text-properties officeooo:rsid="0029e36c"/>
    </style:style>
    <style:style style:name="T23" style:family="text">
      <style:text-properties officeooo:rsid="002f6d49"/>
    </style:style>
    <style:style style:name="T24" style:family="text">
      <style:text-properties fo:font-weight="bold" officeooo:rsid="002f6d49" style:font-weight-asian="bold" style:font-weight-complex="bold"/>
    </style:style>
    <style:style style:name="T25" style:family="text">
      <style:text-properties officeooo:rsid="00309c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U CMP3004 2020 Spring Term Project</text:p>
      <text:p text:style-name="P1"/>
      <text:p text:style-name="P13">Introduction</text:p>
      <text:p text:style-name="P3"><text:tab/>The aim of this project was to come up with different methods to solve a classic Computer Science problem known as the Travelling Salesman Problem.</text:p>
      <text:p text:style-name="P3"><text:tab/><text:span text:style-name="T3">In this project we have used one bad algorithm (exhaustive) just as a base-point. The other algorithms come close to the shortest path, and they do it in a short amount of time. Except for the genetic algorithm, which will be explained further in its section.</text:span></text:p>
      <text:p text:style-name="P3"/>
      <text:p text:style-name="P6"><text:tab/>Currently the programs have the default 48 cities in their source files, but this can easily be changed to be read from an external file.</text:p>
      <text:p text:style-name="P3"/>
      <text:p text:style-name="P12">Exhaustive Search (Onur Orkun Kader)</text:p>
      <text:p text:style-name="P4"><text:tab/><text:span text:style-name="T4">This is a factorial time algorithm, O(n!), from some benchmarks it would probably take 10</text:span><text:span text:style-name="T5">57</text:span><text:span text:style-name="T6"> years to go through all 48! permutations.</text:span></text:p>
      <text:p text:style-name="P4"><text:span text:style-name="T6"><text:tab/>What it does is basically generate every single possible city route, and tries to find the shortest distance from them. </text:span></text:p>
      <text:p text:style-name="P4"><text:span text:style-name="T6"/></text:p>
      <text:p text:style-name="P4"><text:span text:style-name="T6"><text:tab/></text:span><text:span text:style-name="T7">Unfortunately because the exhaustive search takes a long time we cannot get a short distance, the best distance as of running for 15 minutes was 150604, which is around five times as long as the optimal solution.</text:span></text:p>
      <text:p text:style-name="P3"/>
      <text:p text:style-name="P3"><text:span text:style-name="T2">Nearest Neighbour Algorithm (Onur Orkun Kader)</text:span></text:p>
      <text:p text:style-name="P3"><text:tab/><text:span text:style-name="T8">This algorithm starts at the first city then finds the closest city to it by checking all the other cities, resulting in an O(n²) check for the cities. It iterates through the remaining slots and filling them with the next closest city.</text:span></text:p>
      <text:p text:style-name="P3"><text:tab/><text:span text:style-name="T9">The best distance starting at the first city is 40527, which takes 298µs (microseconds).</text:span></text:p>
      <text:p text:style-name="P3"/>
      <text:p text:style-name="P3"><text:tab/><text:span text:style-name="T10">There is also a repetitive version of this algorithm which repeats NN with different starting cities, there is no point in repeating more than 47 times so that is the default.</text:span></text:p>
      <text:p text:style-name="P7"><text:tab/>And the best distance for the repetitive version is 40526 which is not that different from the original version. RNN takes 12ms (milliseconds) <text:span text:style-name="T11">to complete.</text:span></text:p>
      <text:p text:style-name="P3"/>
      <text:p text:style-name="P17"><text:span text:style-name="T1">Greedy Algorithm (Eren Özdemir)</text:span><text:span text:style-name="T13"><text:line-break/><text:tab/></text:span><text:span text:style-name="T14">This algorithm achieves to find the best results it can find with the least amount of operations. <text:tab/>Each individual step of the algorithm t</text:span><text:span text:style-name="T15">akes O(n), and for every n element the total runtime results in</text:span><text:span text:style-name="T14"> O(n²). </text:span></text:p>
      <text:p text:style-name="P17"><text:span text:style-name="T15"><text:tab/>The program finds the edges between the vertices, cities, calculates the distance and puts everything into a list and sorts them.</text:span></text:p>
      <text:p text:style-name="P18"><text:span text:style-name="T12"><text:tab/>The shortest distance it finds is 97397, and it does it in 292</text:span><text:span text:style-name="T16">µs</text:span></text:p>
      <text:p text:style-name="P5"><text:line-break/><text:span text:style-name="T2">Divide &amp; Conquer (Oktay Mert Aküzüm)</text:span></text:p>
      <text:p text:style-name="P15"><text:tab/>This algorithm in essence is just dividing the problem into smaller parts and solving the smaller parts first and then continues recursively to find a good solution.</text:p>
      <text:p text:style-name="P15"><text:span text:style-name="T17"><text:tab/>In the Travelling Salesman Problem we can first divide the route into smaller routes and first find the optimal sorting for the smaller ones, and then combining them together. </text:span></text:p>
      <text:p text:style-name="P16"><text:span text:style-name="T18"><text:tab/></text:span><text:span text:style-name="T19">The shortest distance is 37008, and it takes </text:span><text:span text:style-name="T20">1</text:span><text:span text:style-name="T19">53</text:span><text:span text:style-name="T20">ms</text:span><text:span text:style-name="T19"> </text:span><text:span text:style-name="T20">to </text:span><text:span text:style-name="T21">find the route.</text:span></text:p>
      <text:p text:style-name="P14"><text:tab/></text:p>
      <text:p text:style-name="P14"/>
      <text:p text:style-name="P14"/>
      <text:p text:style-name="P14"/>
      <text:p text:style-name="P12"><text:soft-page-break/>Genetic Algorithm (Onur Orkun Kader)</text:p>
      <text:p text:style-name="P8"><text:tab/><text:span text:style-name="T22">This algorithm starts with a population of a given size filled with random orderings of the cities. Then it calculates the fitness values for all of them according to how small the total distance of that array is. Afterwards the program selects two parents using their fitnesses to apply a crossover maneuver, creating a child from them with a chance of mutation on the DNA of the child. The mutation is just iterating over the array and swapping a value with the next one if the probability matches.</text:span></text:p>
      <text:p text:style-name="P8"><text:tab/><text:span text:style-name="T23">The children make up the new generation, and the cycle continues. Because the more </text:span><text:span text:style-name="T24">fit</text:span><text:span text:style-name="T23"> parents have higher chances of being picked, the newer generations will have better city orders, genes, in them resulting in the population getting fitter and approaching the optimal solution.</text:span></text:p>
      <text:p text:style-name="P8"/>
      <text:p text:style-name="P8"><text:tab/><text:span text:style-name="T25">Unfortunately this specific algorithm doesn’t work that well, the most likely cause is the fitness function and the way the crossover happens, and the major contributor to its slowness is the randomness side of it. A proper uniform distribution is important for this algorithm but C++’s default uniform distributor is quite slow.</text:span></text:p>
      <text:p text:style-name="P8"><text:tab/><text:span text:style-name="T25">But after running the program for around 15 minutes gives the distance of 83510</text:span></text:p>
      <text:p text:style-name="P11">after 115888 generations.</text:p>
      <text:p text:style-name="P10"/>
      <text:p text:style-name="P3"/>
      <text:p text:style-name="P3"/>
      <text:p text:style-name="P9">Resimler / Outputs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2pt"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layout-grid-color="#c0c0c0" style:layout-grid-lines="20" style:layout-grid-base-height="20.01pt" style:layout-grid-ruby-height="10.01pt" style:layout-grid-mode="none" style:layout-grid-ruby-below="false" style:layout-grid-print="false" style:layout-grid-display="false"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6-02T15:53:53.569067914</meta:creation-date>
    <dc:date>2020-06-02T19:42:56.809618197</dc:date>
    <meta:editing-duration>PT1H45M39S</meta:editing-duration>
    <meta:editing-cycles>30</meta:editing-cycles>
    <meta:generator>LibreOffice/6.3.5.2$Linux_X86_64 LibreOffice_project/30$Build-2</meta:generator>
    <meta:document-statistic meta:table-count="0" meta:image-count="0" meta:object-count="0" meta:page-count="2" meta:paragraph-count="29" meta:word-count="667" meta:character-count="3961" meta:non-whitespace-character-count="3299"/>
  </office:meta>
</office:document-meta>
</file>